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 style:may-break-between-rows="false">
        <style:background-image/>
      </style:table-properties>
    </style:style>
    <style:style style:name="Tabla1.A" style:family="table-column">
      <style:table-column-properties style:column-width="1.797cm" style:rel-column-width="1020*"/>
    </style:style>
    <style:style style:name="Tabla1.B" style:family="table-column">
      <style:table-column-properties style:column-width="15.203cm" style:rel-column-width="862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b2b2b2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a1.B1" style:family="table-cell">
      <style:table-cell-properties fo:background-color="#b2b2b2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Tabla1.A2" style:family="table-cell">
      <style:table-cell-properties fo:background-color="#b2b2b2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#b2b2b2" fo:padding="0.097cm" fo:border-left="none" fo:border-right="0.5pt solid #000000" fo:border-top="none" fo:border-bottom="none" style:writing-mode="page">
        <style:background-image/>
      </style:table-cell-properties>
    </style:style>
    <style:style style:name="Tabla1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3">
      <style:text-properties officeooo:rsid="00073626" officeooo:paragraph-rsid="00073626"/>
    </style:style>
    <style:style style:name="P2" style:family="paragraph" style:parent-style-name="Table_20_Contents">
      <loext:graphic-properties draw:fill="none"/>
      <style:paragraph-properties fo:margin-left="0cm" fo:margin-right="0.101cm" fo:text-align="end" style:justify-single-word="false" fo:orphans="0" fo:widows="0" fo:text-indent="0cm" style:auto-text-indent="false" fo:background-color="transparent" text:number-lines="false" text:line-number="0"/>
      <style:text-properties officeooo:rsid="0002829c" officeooo:paragraph-rsid="0002829c"/>
    </style:style>
    <style:style style:name="P3" style:family="paragraph" style:parent-style-name="Table_20_Contents">
      <style:text-properties officeooo:rsid="00034559" officeooo:paragraph-rsid="00034559"/>
    </style:style>
    <style:style style:name="P4" style:family="paragraph" style:parent-style-name="Table_20_Contents">
      <loext:graphic-properties draw:fill="none"/>
      <style:paragraph-properties fo:margin-left="0.199cm" fo:margin-right="0.199cm" fo:orphans="0" fo:widows="0" fo:text-indent="0cm" style:auto-text-indent="false" fo:background-color="transparent" text:number-lines="false" text:line-number="0"/>
      <style:text-properties fo:font-size="12pt" officeooo:rsid="00034559" officeooo:paragraph-rsid="00034559" fo:background-color="#ffffff" style:font-size-asian="12pt" style:font-size-complex="12pt"/>
    </style:style>
    <style:style style:name="T1" style:family="text">
      <style:text-properties officeooo:rsid="000678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2.- Write an e-mail to a database designer containing requirements for a new database for the customer relations department of your company. Use the Writing Plan and the Useful Language on page 100 of the Workbook.</text:h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To:</text:p>
          </table:table-cell>
          <table:table-cell table:style-name="Tabla1.B1" office:value-type="string">
            <text:p text:style-name="P4"><text:span text:style-name="T1"><text:s text:c="2"/></text:span>kimar@tecnologi.net<text:span text:style-name="T1"> <text:s text:c="86"/></text:span></text:p>
          </table:table-cell>
        </table:table-row>
        <table:table-row table:style-name="Tabla1.1">
          <table:table-cell table:style-name="Tabla1.A2" office:value-type="string">
            <text:p text:style-name="P2">From:</text:p>
          </table:table-cell>
          <table:table-cell table:style-name="Tabla1.B2" office:value-type="string">
            <text:p text:style-name="P4"><text:span text:style-name="T1"><text:s text:c="2"/></text:span>techenry@ALG.co.es<text:span text:style-name="T1"> <text:s text:c="85"/></text:span></text:p>
          </table:table-cell>
        </table:table-row>
        <table:table-row table:style-name="Tabla1.1">
          <table:table-cell table:style-name="Tabla1.A2" office:value-type="string">
            <text:p text:style-name="P2">Subject:</text:p>
          </table:table-cell>
          <table:table-cell table:style-name="Tabla1.B2" office:value-type="string">
            <text:p text:style-name="P4"><text:span text:style-name="T1"><text:s text:c="2"/></text:span>Brief for database<text:span text:style-name="T1"> <text:s text:c="91"/></text:span></text:p>
          </table:table-cell>
        </table:table-row>
        <table:table-row>
          <table:table-cell table:style-name="Tabla1.A4" table:number-columns-spanned="2" office:value-type="string">
            <text:p text:style-name="P3">Dear Mr Sanchez:</text:p>
            <text:p text:style-name="P3"/>
            <text:p text:style-name="P3">After our discussion, we have decided to create a new relational database for our customer service department.</text:p>
            <text:p text:style-name="P3"/>
            <text:p text:style-name="P3">The database should include customers' personal data, as well as the products they have purchased, as well as any comments or complaints the customer has provided about the product.</text:p>
            <text:p text:style-name="P3"/>
            <text:p text:style-name="P3">It must allow us to check recent purchases, customer complaints or out-of-stock products.</text:p>
            <text:p text:style-name="P3"/>
            <text:p text:style-name="P3">If you need more information you can call me at phone number 961761718</text:p>
            <text:p text:style-name="P3"/>
            <text:p text:style-name="P3">Greetings,</text:p>
            <text:p text:style-name="P3"/>
            <text:p text:style-name="P3">Henry McDowell</text:p>
            <text:p text:style-name="P3">Sales and marketing department.</text:p>
            <text:p text:style-name="P3">ALG Electronic Systems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4:18:44.751868195</meta:creation-date>
    <dc:date>2023-10-08T14:54:37.843420890</dc:date>
    <meta:editing-duration>PT3M48S</meta:editing-duration>
    <meta:editing-cycles>2</meta:editing-cycles>
    <meta:generator>LibreOffice/7.6.2.1$Linux_X86_64 LibreOffice_project/60$Build-1</meta:generator>
    <meta:print-date>2023-10-08T14:51:38.665302951</meta:print-date>
    <meta:printed-by>Archivos PDF</meta:printed-by>
    <meta:document-statistic meta:table-count="1" meta:image-count="0" meta:object-count="0" meta:page-count="1" meta:paragraph-count="16" meta:word-count="129" meta:character-count="1100" meta:non-whitespace-character-count="716"/>
  </office:meta>
</office:document-meta>
</file>